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WarningException.SQLWarningException( String msg , SQLWarning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WarningException.SQLWa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